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040" officeooo:paragraph-rsid="00142040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_20_5" svg:stroke-width="0.51pt" svg:stroke-color="#000000" svg:stroke-opacity="75%" draw:stroke-linejoin="miter" draw:fill-color="#00cc00" draw:opacity="5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vertical-pos="from-top" style:vertical-rel="page" style:horizontal-pos="from-left" style:horizontal-rel="paragraph"/>
    </style:style>
    <style:style style:name="gr3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1" draw:fill-hatch-solid="true" draw:opacity="50%" draw:textarea-horizontal-align="center" draw:textarea-vertical-align="middle" style:run-through="background"/>
    </style:style>
    <style:style style:name="gr4" style:family="graphic">
      <style:graphic-properties draw:stroke="none" draw:stroke-dash="Dashed_20__28_var_29__20_4" svg:stroke-width="0.51pt" svg:stroke-color="#000000" svg:stroke-opacity="0%" draw:stroke-linejoin="round" svg:stroke-linecap="butt" draw:fill="none" draw:fill-color="#000000" draw:opacity="100%" draw:textarea-horizontal-align="center" draw:textarea-vertical-align="middle" style:run-through="background"/>
    </style:style>
    <style:style style:name="gr5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2" draw:fill-hatch-solid="true" draw:opacity="50%" draw:textarea-horizontal-align="center" draw:textarea-vertical-align="middle" style:run-through="background"/>
    </style:style>
    <style:style style:name="gr6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3" draw:fill-hatch-solid="true" draw:opacity="50%" draw:textarea-horizontal-align="center" draw:textarea-vertical-align="middle" style:run-through="background"/>
    </style:style>
    <style:style style:name="gr7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4" draw:fill-hatch-solid="true" draw:opacity="50%" draw:textarea-horizontal-align="center" draw:textarea-vertical-align="middle" style:run-through="background"/>
    </style:style>
    <style:style style:name="gr8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5" draw:fill-hatch-solid="true" draw:opacity="50%" draw:textarea-horizontal-align="center" draw:textarea-vertical-align="middle" style:run-through="background"/>
    </style:style>
    <style:style style:name="gr9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6" draw:fill-hatch-solid="true" draw:opacity="50%" draw:textarea-horizontal-align="center" draw:textarea-vertical-align="middle" style:run-through="background"/>
    </style:style>
    <style:style style:name="gr10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7" draw:fill-hatch-solid="true" draw:opacity="50%" draw:textarea-horizontal-align="center" draw:textarea-vertical-align="middle" style:run-through="background"/>
    </style:style>
    <style:style style:name="gr11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8" draw:fill-hatch-solid="true" draw:opacity="50%" draw:textarea-horizontal-align="center" draw:textarea-vertical-align="middle" style:run-through="background"/>
    </style:style>
    <style:style style:name="gr12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9" draw:fill-hatch-solid="true" draw:opacity="50%" draw:textarea-horizontal-align="center" draw:textarea-vertical-align="middle" style:run-through="background"/>
    </style:style>
    <style:style style:name="gr13" style:family="graphic">
      <style:graphic-properties draw:stroke="none" draw:stroke-dash="Dashed_20__28_var_29__20_4" svg:stroke-width="0.51pt" svg:stroke-color="#000000" svg:stroke-opacity="100%" draw:stroke-linejoin="round" svg:stroke-linecap="butt" draw:fill="hatch" draw:fill-color="#00cc00" draw:fill-hatch-name="Hatching_20_10" draw:fill-hatch-solid="true" draw:opacity="50%" draw:textarea-horizontal-align="center" draw:textarea-vertical-align="middl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2" drawooo:display="printer" svg:width="0pt" svg:height="0pt" svg:x="517.41pt" svg:y="420.69pt" svg:viewBox="0 0 0 0" draw:points="0,0">
        <text:p/>
      </draw:polygon>
      <draw:g text:anchor-type="page" text:anchor-page-number="0" draw:z-index="1" draw:style-name="gr2">
        <draw:rect draw:style-name="gr3" draw:text-style-name="P2" svg:width="60.01pt" svg:height="30.02pt" draw:transform="rotate (-1.5707963267949) translate (132.45pt 390.7pt)">
          <text:p/>
        </draw:rect>
        <draw:rect draw:style-name="gr4" draw:text-style-name="P2" svg:width="7.77pt" svg:height="14.06pt" svg:x="113.58pt" svg:y="453.71pt">
          <text:p><text:span text:style-name="T1">1</text:span></text:p>
        </draw:rect>
        <draw:rect draw:style-name="gr5" draw:text-style-name="P2" svg:width="60.01pt" svg:height="30.02pt" draw:transform="rotate (-1.5707963267949) translate (172.45pt 390.7pt)">
          <text:p/>
        </draw:rect>
        <draw:rect draw:style-name="gr4" draw:text-style-name="P2" svg:width="7.77pt" svg:height="14.06pt" svg:x="153.58pt" svg:y="453.71pt">
          <text:p><text:span text:style-name="T1">2</text:span></text:p>
        </draw:rect>
        <draw:rect draw:style-name="gr6" draw:text-style-name="P2" svg:width="60.01pt" svg:height="30.02pt" draw:transform="rotate (-1.5707963267949) translate (212.45pt 390.7pt)">
          <text:p/>
        </draw:rect>
        <draw:rect draw:style-name="gr4" draw:text-style-name="P2" svg:width="7.77pt" svg:height="14.06pt" svg:x="193.61pt" svg:y="453.71pt">
          <text:p><text:span text:style-name="T1">3</text:span></text:p>
        </draw:rect>
        <draw:rect draw:style-name="gr7" draw:text-style-name="P2" svg:width="60.01pt" svg:height="30.02pt" draw:transform="rotate (-1.5707963267949) translate (252.421653543307pt 390.7pt)">
          <text:p/>
        </draw:rect>
        <draw:rect draw:style-name="gr4" draw:text-style-name="P2" svg:width="7.77pt" svg:height="14.06pt" svg:x="233.55pt" svg:y="453.71pt">
          <text:p><text:span text:style-name="T1">4</text:span></text:p>
        </draw:rect>
        <draw:rect draw:style-name="gr8" draw:text-style-name="P2" svg:width="60.01pt" svg:height="30.02pt" draw:transform="rotate (-1.5707963267949) translate (292.421653543307pt 390.7pt)">
          <text:p/>
        </draw:rect>
        <draw:rect draw:style-name="gr4" draw:text-style-name="P2" svg:width="7.77pt" svg:height="14.06pt" svg:x="273.54pt" svg:y="453.71pt">
          <text:p><text:span text:style-name="T1">5</text:span></text:p>
        </draw:rect>
        <draw:rect draw:style-name="gr9" draw:text-style-name="P2" svg:width="60.01pt" svg:height="30.02pt" draw:transform="rotate (-1.5707963267949) translate (332.45pt 390.7pt)">
          <text:p/>
        </draw:rect>
        <draw:rect draw:style-name="gr4" draw:text-style-name="P2" svg:width="7.77pt" svg:height="14.06pt" svg:x="313.54pt" svg:y="453.71pt">
          <text:p><text:span text:style-name="T1">6</text:span></text:p>
        </draw:rect>
        <draw:rect draw:style-name="gr10" draw:text-style-name="P2" svg:width="60.01pt" svg:height="30.02pt" draw:transform="rotate (-1.5707963267949) translate (372.45pt 390.7pt)">
          <text:p/>
        </draw:rect>
        <draw:rect draw:style-name="gr4" draw:text-style-name="P2" svg:width="7.77pt" svg:height="14.06pt" svg:x="353.54pt" svg:y="453.71pt">
          <text:p><text:span text:style-name="T1">7</text:span></text:p>
        </draw:rect>
        <draw:rect draw:style-name="gr11" draw:text-style-name="P2" svg:width="60.01pt" svg:height="30.02pt" draw:transform="rotate (-1.5707963267949) translate (412.45pt 390.7pt)">
          <text:p/>
        </draw:rect>
        <draw:rect draw:style-name="gr4" draw:text-style-name="P2" svg:width="7.77pt" svg:height="14.06pt" svg:x="393.53pt" svg:y="453.71pt">
          <text:p><text:span text:style-name="T1">8</text:span></text:p>
        </draw:rect>
        <draw:rect draw:style-name="gr12" draw:text-style-name="P2" svg:width="60.01pt" svg:height="30.02pt" draw:transform="rotate (-1.5707963267949) translate (452.45pt 390.7pt)">
          <text:p/>
        </draw:rect>
        <draw:rect draw:style-name="gr4" draw:text-style-name="P2" svg:width="7.77pt" svg:height="14.06pt" svg:x="433.59pt" svg:y="453.71pt">
          <text:p><text:span text:style-name="T1">9</text:span></text:p>
        </draw:rect>
        <draw:rect draw:style-name="gr13" draw:text-style-name="P2" svg:width="60.01pt" svg:height="30.02pt" draw:transform="rotate (-1.5707963267949) translate (492.45pt 390.7pt)">
          <text:p/>
        </draw:rect>
        <draw:rect draw:style-name="gr4" draw:text-style-name="P2" svg:width="15.36pt" svg:height="14.06pt" svg:x="469.76pt" svg:y="453.71pt">
          <text:p><text:span text:style-name="T1">10</text:span></text:p>
        </draw:rect>
      </draw:g>
      <text:p text:style-name="P1"/>
      <text:p text:style-name="P1"/>
      <text:p text:style-name="P1">CLEARSCREEN</text:p>
      <text:p text:style-name="P1">HOME</text:p>
      <text:p text:style-name="P1">HIDETURTLE</text:p>
      <text:p text:style-name="P1">HEADING 3h</text:p>
      <text:p text:style-name="P1">PENUP</text:p>
      <text:p text:style-name="P1">BACK 180</text:p>
      <text:p text:style-name="P1"/>
      <text:p text:style-name="P1">REPEAT 10 [</text:p>
      <text:p text:style-name="P1"><text:tab/>FILLSTYLE REPCOUNT</text:p>
      <text:p text:style-name="P1"><text:tab/>RECTANGLE [60, 30]</text:p>
      <text:p text:style-name="P1"><text:tab/>HEADING 0</text:p>
      <text:p text:style-name="P1"><text:tab/>BACK 40</text:p>
      <text:p text:style-name="P1"><text:tab/>FILLSTYLE 0</text:p>
      <text:p text:style-name="P1"><text:tab/>LABEL REPCOUNT</text:p>
      <text:p text:style-name="P1"><text:tab/>FORWARD 40</text:p>
      <text:p text:style-name="P1"><text:tab/>HEADING 3h</text:p>
      <text:p text:style-name="P1"><text:tab/>FORWARD 40</text:p>
      <text:p text:style-name="P1">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000000" draw:distance="2.83pt" draw:rotation="0"/>
    <draw:hatch draw:name="Hatching_20_10" draw:display-name="Hatching 10" draw:style="single" draw:color="#000000" draw:distance="14.17pt" draw:rotation="450"/>
    <draw:hatch draw:name="Hatching_20_2" draw:display-name="Hatching 2" draw:style="single" draw:color="#000000" draw:distance="2.83pt" draw:rotation="450"/>
    <draw:hatch draw:name="Hatching_20_3" draw:display-name="Hatching 3" draw:style="single" draw:color="#000000" draw:distance="2.83pt" draw:rotation="-450"/>
    <draw:hatch draw:name="Hatching_20_4" draw:display-name="Hatching 4" draw:style="single" draw:color="#000000" draw:distance="2.83pt" draw:rotation="900"/>
    <draw:hatch draw:name="Hatching_20_5" draw:display-name="Hatching 5" draw:style="double" draw:color="#7f0000" draw:distance="2.83pt" draw:rotation="450"/>
    <draw:hatch draw:name="Hatching_20_6" draw:display-name="Hatching 6" draw:style="double" draw:color="#7f0000" draw:distance="2.83pt" draw:rotation="0"/>
    <draw:hatch draw:name="Hatching_20_7" draw:display-name="Hatching 7" draw:style="double" draw:color="#00007f" draw:distance="2.83pt" draw:rotation="450"/>
    <draw:hatch draw:name="Hatching_20_8" draw:display-name="Hatching 8" draw:style="double" draw:color="#00007f" draw:distance="2.83pt" draw:rotation="0"/>
    <draw:hatch draw:name="Hatching_20_9" draw:display-name="Hatching 9" draw:style="triple" draw:color="#00007f" draw:distance="2.83pt" draw:rotation="0"/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00:10.660449877</meta:creation-date>
    <dc:date>2016-07-30T19:24:58.551819938</dc:date>
    <meta:editing-duration>PT13M18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7" meta:word-count="31" meta:character-count="176" meta:non-whitespace-character-count="153"/>
  </office:meta>
</office:document-meta>
</file>